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4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8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7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4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18.1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7.3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7.5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18.1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17.854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6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6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6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6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18.51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7.6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color="#2a6099" style:font-name="Ubuntu" fo:font-size="11pt" style:font-size-asian="11pt" style:font-size-complex="11pt"/>
    </style:style>
    <style:style style:name="P7" style:family="paragraph">
      <loext:graphic-properties draw:fill="none" draw:fill-color="#ffffff"/>
      <style:text-properties fo:color="#2a6099" style:font-name="Ubuntu" fo:font-size="11pt" style:font-size-asian="11pt" style:font-size-complex="11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PalatinoLinotype1" fo:font-size="12pt" style:text-underline-style="solid" style:text-underline-width="auto" style:text-underline-color="font-color" style:font-size-asian="12pt" style:font-name-complex="PalatinoLinotype1" style:font-size-complex="12pt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1" fo:font-size="11pt" style:font-size-asian="11pt" style:font-name-complex="PalatinoLinotype1" style:font-size-complex="11pt"/>
    </style:style>
    <style:style style:name="T6" style:family="text">
      <style:text-properties fo:color="#2a6099" style:text-position="0% 100%" style:font-name="Ubuntu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2a6099" style:text-position="0% 100%" style:font-name="Ubuntu" fo:font-size="11pt" style:font-size-asian="11pt" style:font-size-complex="11pt"/>
    </style:style>
    <style:style style:name="T8" style:family="text">
      <style:text-properties fo:color="#2a6099" style:font-name="Ubuntu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omework – Chapter 6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5.65cm" svg:height="0.424cm" svg:x="1.905cm" svg:y="2.677cm">
          <draw:text-box>
            <text:p text:style-name="P2"><text:span text:style-name="T2">Name: __</text:span><text:span text:style-name="T3">Justin Weigle</text:span><text:span text:style-name="T2">___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3.82cm">
          <draw:text-box>
            <text:p text:style-name="P2"><text:span text:style-name="T2">1.</text:span></text:p>
          </draw:text-box>
        </draw:frame>
        <draw:frame draw:style-name="gr7" draw:text-style-name="P3" draw:layer="layout" svg:width="0.422cm" svg:height="0.475cm" svg:x="2.828cm" svg:y="3.744cm">
          <draw:text-box>
            <text:p text:style-name="P2"><text:span text:style-name="T4"><text:s/></text:span></text:p>
          </draw:text-box>
        </draw:frame>
        <draw:frame draw:style-name="gr8" draw:text-style-name="P4" draw:layer="layout" svg:width="17.786cm" svg:height="0.424cm" svg:x="3.175cm" svg:y="3.82cm">
          <draw:text-box>
            <text:p text:style-name="P2"><text:span text:style-name="T5">Give the name and definitions for the three properties required for a solution to critical section </text:span></text:p>
          </draw:text-box>
        </draw:frame>
        <draw:frame draw:style-name="gr3" draw:text-style-name="P3" draw:layer="layout" svg:width="0.422cm" svg:height="0.424cm" svg:x="2.54cm" svg:y="6.673cm">
          <draw:text-box>
            <text:p text:style-name="P2"><text:span text:style-name="T2">2.</text:span></text:p>
          </draw:text-box>
        </draw:frame>
        <draw:frame draw:style-name="gr7" draw:text-style-name="P3" draw:layer="layout" svg:width="0.422cm" svg:height="0.475cm" svg:x="2.828cm" svg:y="6.598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12.672cm" svg:height="0.424cm" svg:x="3.175cm" svg:y="6.673cm">
          <draw:text-box>
            <text:p text:style-name="P2"><text:span text:style-name="T2">Describe some strategies for finding race conditions in source code. </text:span></text:p>
          </draw:text-box>
        </draw:frame>
        <draw:frame draw:style-name="gr3" draw:text-style-name="P3" draw:layer="layout" svg:width="0.422cm" svg:height="0.424cm" svg:x="2.54cm" svg:y="11.245cm">
          <draw:text-box>
            <text:p text:style-name="P2"><text:span text:style-name="T2">3.</text:span></text:p>
          </draw:text-box>
        </draw:frame>
        <draw:frame draw:style-name="gr7" draw:text-style-name="P3" draw:layer="layout" svg:width="0.422cm" svg:height="0.475cm" svg:x="2.828cm" svg:y="11.17cm">
          <draw:text-box>
            <text:p text:style-name="P2"><text:span text:style-name="T4"><text:s/></text:span></text:p>
          </draw:text-box>
        </draw:frame>
        <draw:frame draw:style-name="gr10" draw:text-style-name="P5" draw:layer="layout" svg:width="15.873cm" svg:height="0.422cm" svg:x="3.175cm" svg:y="11.245cm">
          <draw:text-box>
            <text:p text:style-name="P2"><text:span text:style-name="T5">Give a scenario where there is an apparent race condition in code but it isn’t something that </text:span></text:p>
          </draw:text-box>
        </draw:frame>
        <draw:frame draw:style-name="gr11" draw:text-style-name="P5" draw:layer="layout" svg:width="5.433cm" svg:height="0.422cm" svg:x="3.175cm" svg:y="11.817cm">
          <draw:text-box>
            <text:p text:style-name="P2"><text:span text:style-name="T5">requires a critical section to fix. </text:span></text:p>
          </draw:text-box>
        </draw:frame>
        <draw:frame draw:style-name="gr3" draw:text-style-name="P3" draw:layer="layout" svg:width="0.422cm" svg:height="0.424cm" svg:x="2.54cm" svg:y="15.813cm">
          <draw:text-box>
            <text:p text:style-name="P2"><text:span text:style-name="T2">4.</text:span></text:p>
          </draw:text-box>
        </draw:frame>
        <draw:frame draw:style-name="gr7" draw:text-style-name="P3" draw:layer="layout" svg:width="0.422cm" svg:height="0.475cm" svg:x="2.828cm" svg:y="15.737cm">
          <draw:text-box>
            <text:p text:style-name="P2"><text:span text:style-name="T4"><text:s/></text:span></text:p>
          </draw:text-box>
        </draw:frame>
        <draw:frame draw:style-name="gr12" draw:text-style-name="P5" draw:layer="layout" svg:width="16.182cm" svg:height="0.422cm" svg:x="3.175cm" svg:y="15.813cm">
          <draw:text-box>
            <text:p text:style-name="P2"><text:span text:style-name="T5">Given that some race conditions aren’t important, why is it unlikely that automated tools will </text:span></text:p>
          </draw:text-box>
        </draw:frame>
        <draw:frame draw:style-name="gr13" draw:text-style-name="P5" draw:layer="layout" svg:width="5.196cm" svg:height="0.422cm" svg:x="3.175cm" svg:y="16.385cm">
          <draw:text-box>
            <text:p text:style-name="P2"><text:span text:style-name="T5">ever be able to identify them? </text:span></text:p>
          </draw:text-box>
        </draw:frame>
        <draw:frame draw:style-name="gr3" draw:text-style-name="P3" draw:layer="layout" svg:width="0.422cm" svg:height="0.424cm" svg:x="2.54cm" svg:y="20.952cm">
          <draw:text-box>
            <text:p text:style-name="P2"><text:span text:style-name="T2">5.</text:span></text:p>
          </draw:text-box>
        </draw:frame>
        <draw:frame draw:style-name="gr7" draw:text-style-name="P3" draw:layer="layout" svg:width="0.422cm" svg:height="0.475cm" svg:x="2.828cm" svg:y="20.877cm">
          <draw:text-box>
            <text:p text:style-name="P2"><text:span text:style-name="T4"><text:s/></text:span></text:p>
          </draw:text-box>
        </draw:frame>
        <draw:frame draw:style-name="gr14" draw:text-style-name="P5" draw:layer="layout" svg:width="12.16cm" svg:height="0.422cm" svg:x="3.175cm" svg:y="20.952cm">
          <draw:text-box>
            <text:p text:style-name="P2"><text:span text:style-name="T5">Why don’t we use peterson’s solution for mutual exclusion any more? </text:span></text:p>
          </draw:text-box>
        </draw:frame>
        <draw:frame draw:style-name="gr15" draw:text-style-name="P6" draw:layer="layout" svg:width="18.171cm" svg:height="2.181cm" svg:x="2.054cm" svg:y="4.221cm">
          <draw:text-box>
            <text:p><text:span text:style-name="T6">Mutual Exclusion</text:span><text:span text:style-name="T7"> - only one process in critical section at a time</text:span></text:p>
            <text:p><text:span text:style-name="T6">Progress</text:span><text:span text:style-name="T7"> - no waiting forever to decide who gets to go into their critical section next</text:span></text:p>
            <text:p><text:span text:style-name="T6">Bounded Waiting</text:span><text:span text:style-name="T7"> - when a process requests to go into its critical section, there is a limit on the number</text:span></text:p>
            <text:p><text:span text:style-name="T7"><text:tab/></text:span><text:span text:style-name="T7">of other processes that are allowed to enter their critical sections before said process must be</text:span></text:p>
            <text:p><text:span text:style-name="T7"><text:tab/></text:span><text:span text:style-name="T7">allowed to go into its critical section</text:span></text:p>
          </draw:text-box>
        </draw:frame>
        <draw:frame draw:style-name="gr16" draw:text-style-name="P6" draw:layer="layout" svg:width="17.304cm" svg:height="0.873cm" svg:x="2.181cm" svg:y="7.269cm">
          <draw:text-box>
            <text:p><text:span text:style-name="T8">The easiest way is to surround the questionable source code in a mutex lock and then slowly, piece</text:span></text:p>
            <text:p><text:span text:style-name="T8">by piece, move the code out of the mutex lock until the race condition shows back up.</text:span></text:p>
          </draw:text-box>
        </draw:frame>
        <draw:frame draw:style-name="gr17" draw:text-style-name="P6" draw:layer="layout" svg:width="17.583cm" svg:height="0.873cm" svg:x="2.251cm" svg:y="12.42cm">
          <draw:text-box>
            <text:p><text:span text:style-name="T8">Race conditions are not fixed with critical sections, they are caused by critical sections. Which means</text:span></text:p>
            <text:p><text:span text:style-name="T8">any scenario is valid here.</text:span></text:p>
          </draw:text-box>
        </draw:frame>
        <draw:frame draw:style-name="gr18" draw:text-style-name="P6" draw:layer="layout" svg:width="18.188cm" svg:height="2.617cm" svg:x="2.281cm" svg:y="16.865cm">
          <draw:text-box>
            <text:p><text:span text:style-name="T8">Using threads printing out of the order expected as an example: how should an automated tool identify</text:span></text:p>
            <text:p><text:span text:style-name="T8">such a thing? Should it read the text printed and decipher whether it was in the correct order? How</text:span></text:p>
            <text:p><text:span text:style-name="T8">does it know which order the output should be printed in?</text:span></text:p>
            <text:p><text:span text:style-name="T8"/></text:p>
            <text:p><text:span text:style-name="T8">There are too many factors in race conditions such as the example above. An automated tool would</text:span></text:p>
            <text:p><text:span text:style-name="T8">have to be quite extensive in order to fit everyone’s needs for identifying race conditions.</text:span></text:p>
          </draw:text-box>
        </draw:frame>
        <draw:frame draw:style-name="gr19" draw:text-style-name="P6" draw:layer="layout" svg:width="17.854cm" svg:height="2.181cm" svg:x="2.308cm" svg:y="21.382cm">
          <draw:text-box>
            <text:p><text:span text:style-name="T8">Peterson’s solution is not really compatible with modern computer architectures because, in order to</text:span></text:p>
            <text:p><text:span text:style-name="T8">improve performance, processors and/or compilers may reorder read and write operations that have</text:span></text:p>
            <text:p><text:span text:style-name="T8">no dependencies. This means that, like the example in the book demonstrates, a flag could be set out</text:span></text:p>
            <text:p><text:span text:style-name="T8">of expected order in another thread that causes multiple threads to enter their critical sections at the</text:span></text:p>
            <text:p><text:span text:style-name="T8">same time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548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 </text:span><text:span text:style-name="T1">–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6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</text:span><text:span text:style-name="T2">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6.</text:span></text:p>
          </draw:text-box>
        </draw:frame>
        <draw:frame draw:style-name="gr7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0" draw:text-style-name="P5" draw:layer="layout" svg:width="10.645cm" svg:height="0.422cm" svg:x="3.175cm" svg:y="2.677cm">
          <draw:text-box>
            <text:p text:style-name="P2"><text:span text:style-name="T5">Explain the role of hardware in supporting mutual exclusion. </text:span></text:p>
          </draw:text-box>
        </draw:frame>
        <draw:frame draw:style-name="gr3" draw:text-style-name="P3" draw:layer="layout" svg:width="0.422cm" svg:height="0.424cm" svg:x="2.54cm" svg:y="7.245cm">
          <draw:text-box>
            <text:p text:style-name="P2"><text:span text:style-name="T2">7.</text:span></text:p>
          </draw:text-box>
        </draw:frame>
        <draw:frame draw:style-name="gr7" draw:text-style-name="P3" draw:layer="layout" svg:width="0.422cm" svg:height="0.475cm" svg:x="2.828cm" svg:y="7.169cm">
          <draw:text-box>
            <text:p text:style-name="P2"><text:span text:style-name="T4"><text:s/></text:span></text:p>
          </draw:text-box>
        </draw:frame>
        <draw:frame draw:style-name="gr21" draw:text-style-name="P5" draw:layer="layout" svg:width="15.86cm" svg:height="0.422cm" svg:x="3.175cm" svg:y="7.245cm">
          <draw:text-box>
            <text:p text:style-name="P2"><text:span text:style-name="T5">Prove that if semaphore’s wait() and signal() operations aren’t done atomically then mutual </text:span></text:p>
          </draw:text-box>
        </draw:frame>
        <draw:frame draw:style-name="gr22" draw:text-style-name="P5" draw:layer="layout" svg:width="4.676cm" svg:height="0.422cm" svg:x="3.175cm" svg:y="7.816cm">
          <draw:text-box>
            <text:p text:style-name="P2"><text:span text:style-name="T5">exclusion may be violated. </text:span></text:p>
          </draw:text-box>
        </draw:frame>
        <draw:frame draw:style-name="gr3" draw:text-style-name="P3" draw:layer="layout" svg:width="0.422cm" svg:height="0.424cm" svg:x="2.54cm" svg:y="12.384cm">
          <draw:text-box>
            <text:p text:style-name="P2"><text:span text:style-name="T2">8.</text:span></text:p>
          </draw:text-box>
        </draw:frame>
        <draw:frame draw:style-name="gr7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23" draw:text-style-name="P5" draw:layer="layout" svg:width="15.83cm" svg:height="0.422cm" svg:x="3.175cm" svg:y="12.384cm">
          <draw:text-box>
            <text:p text:style-name="P2"><text:span text:style-name="T5">Busy-wait a.k.a. “spinlock” was explained as a “tight loop” that waits for the resource to be-</text:span></text:p>
          </draw:text-box>
        </draw:frame>
        <draw:frame draw:style-name="gr24" draw:text-style-name="P5" draw:layer="layout" svg:width="16.161cm" svg:height="0.422cm" svg:x="3.175cm" svg:y="12.956cm">
          <draw:text-box>
            <text:p text:style-name="P2"><text:span text:style-name="T5">come available. <text:s/>Given that semaphores can efficiently pause a process while its waiting, why </text:span></text:p>
          </draw:text-box>
        </draw:frame>
        <draw:frame draw:style-name="gr25" draw:text-style-name="P5" draw:layer="layout" svg:width="3.643cm" svg:height="0.422cm" svg:x="3.175cm" svg:y="13.527cm">
          <draw:text-box>
            <text:p text:style-name="P2"><text:span text:style-name="T5">are these still used? <text:s text:c="2"/></text:span></text:p>
          </draw:text-box>
        </draw:frame>
        <draw:frame draw:style-name="gr26" draw:text-style-name="P6" draw:layer="layout" svg:width="18.519cm" svg:height="2.617cm" svg:x="1.927cm" svg:y="3.238cm">
          <draw:text-box>
            <text:p><text:span text:style-name="T8">Computer architectures provide instructions that can force changes to memory to be propagated</text:span></text:p>
            <text:p><text:span text:style-name="T8">to all other processors. These are known as memory barriers/fences.</text:span></text:p>
            <text:p><text:span text:style-name="T8"/></text:p>
            <text:p><text:span text:style-name="T8">Another such thing provided is hardware instructions meant to operate atomically, such as test_and_set()</text:span></text:p>
            <text:p><text:span text:style-name="T8">and compare_and_swap(). On Intel x86 architectures, a lock is used to lock the bus while the destination</text:span></text:p>
            <text:p><text:span text:style-name="T8">operand of a compare_and_swap() instruction is being updated.</text:span></text:p>
          </draw:text-box>
        </draw:frame>
        <draw:frame draw:style-name="gr27" draw:text-style-name="P6" draw:layer="layout" svg:width="17.604cm" svg:height="1.309cm" svg:x="2.054cm" svg:y="13.961cm">
          <draw:text-box>
            <text:p><text:span text:style-name="T8">Spinlocks are still used because of multi-core environments. In a multicore environment, it would be </text:span></text:p>
            <text:p><text:span text:style-name="T8">necessary to disable interrupts on every core. Otherwise, instructions from different processes on</text:span></text:p>
            <text:p><text:span text:style-name="T8">different processors could be interleaved with the “locked” instructions.</text:span></text:p>
          </draw:text-box>
        </draw:frame>
        <draw:frame draw:style-name="gr28" draw:text-style-name="P7" draw:layer="layout" svg:width="17.896cm" svg:height="3.925cm" svg:x="2.065cm" svg:y="8.17cm">
          <draw:text-box>
            <text:p><text:span text:style-name="T8">Given 2 processes P1 and P2, the following occurs while S = 1:</text:span></text:p>
            <text:p><text:span text:style-name="T8"/></text:p>
            <text:p><text:span text:style-name="T8">P1 → executes wait() and finds S = 1</text:span></text:p>
            <text:p><text:span text:style-name="T8">P2 → executes wait() and finds S = 1</text:span></text:p>
            <text:p><text:span text:style-name="T8">P1 → decrements S and enters critical section</text:span></text:p>
            <text:p><text:span text:style-name="T8">P2 → decrements S and enters critical section</text:span></text:p>
            <text:p><text:span text:style-name="T8"/></text:p>
            <text:p><text:span text:style-name="T8">Both P1 and P2 were able to enter their critical sections at the same time, and S is left at 0 rather than</text:span></text:p>
            <text:p><text:span text:style-name="T8">the intended value of -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5T23:57:27.863181877</dc:date>
    <meta:editing-duration>PT2H16M46S</meta:editing-duration>
    <meta:editing-cycles>13</meta:editing-cycles>
    <meta:generator>LibreOffice/6.4.2.2$Linux_X86_64 LibreOffice_project/40$Build-2</meta:generator>
    <meta:document-statistic meta:object-count="63"/>
  </office:meta>
</office:document-meta>
</file>